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E0000024D7CF71B80.png" manifest:media-type="image/png"/>
  <manifest:file-entry manifest:full-path="Pictures/100000010000031E0000024D5E00C4D0.png" manifest:media-type="image/png"/>
  <manifest:file-entry manifest:full-path="Pictures/100000010000031E0000024D523B2FDD.png" manifest:media-type="image/png"/>
  <manifest:file-entry manifest:full-path="Pictures/100000010000031E0000024DAC2025CC.png" manifest:media-type="image/png"/>
  <manifest:file-entry manifest:full-path="Pictures/100000010000031E0000024D549C7D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8.1472in" fo:margin-left="0in" table:align="left" style:may-break-between-rows="false"/>
    </style:style>
    <style:style style:name="Table1.A" style:family="table-column">
      <style:table-column-properties style:column-width="2.9139in"/>
    </style:style>
    <style:style style:name="Table1.B" style:family="table-column">
      <style:table-column-properties style:column-width="5.2333in"/>
    </style:style>
    <style:style style:name="Table1.A1" style:family="table-cell">
      <style:table-cell-properties fo:padding="0.0785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785in" fo:border="0.5pt solid #000000" style:writing-mode="page"/>
    </style:style>
    <style:style style:name="Table1.A2" style:family="table-cell">
      <style:table-cell-properties style:vertical-align="middle" fo:padding="0.0785in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785in" fo:border-left="0.5pt solid #000000" fo:border-right="0.5pt solid #000000" fo:border-top="none" fo:border-bottom="0.5pt solid #000000" style:writing-mode="page"/>
    </style:style>
    <style:style style:name="Table1.B3" style:family="table-cell">
      <style:table-cell-properties fo:padding="0.0785in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32d5a3" officeooo:paragraph-rsid="0032d5a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a572e" officeooo:paragraph-rsid="001a572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3914f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officeooo:rsid="0032d5a3" officeooo:paragraph-rsid="0032d5a3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6pt" fo:font-weight="bold" officeooo:rsid="0047c758" officeooo:paragraph-rsid="0047c758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467a49"/>
    </style:style>
    <style:style style:name="P8" style:family="paragraph" style:parent-style-name="Table_20_Contents">
      <style:paragraph-properties fo:text-align="center" style:justify-single-word="false"/>
      <style:text-properties officeooo:rsid="003c36a4" officeooo:paragraph-rsid="00467a49"/>
    </style:style>
    <style:style style:name="T1" style:family="text">
      <style:text-properties officeooo:rsid="003b5f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Scenes 3D</text:p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">S<text:span text:style-name="T1">cene</text:span></text:p>
          </table:table-cell>
          <table:table-cell table:style-name="Table1.B1" office:value-type="string">
            <text:p text:style-name="P2">Visualization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6"/>
            <text:p text:style-name="P6"/>
            <text:p text:style-name="P6"/>
            <text:p text:style-name="P6"><draw:frame draw:style-name="fr2" draw:name="Image2" text:anchor-type="char" svg:width="5.0764in" svg:height="3.7465in" draw:z-index="1"><draw:image xlink:href="Pictures/100000010000031E0000024D549C7DC6.png" xlink:type="simple" xlink:show="embed" xlink:actuate="onLoad" draw:mime-type="image/png"/></draw:frame></text:p>
            <text:p text:style-name="P6"/>
            <text:p text:style-name="P6"/>
            <text:p text:style-name="P6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B3" office:value-type="string">
            <text:p text:style-name="P7"/>
            <text:p text:style-name="P7"/>
            <text:p text:style-name="P7"/>
            <text:p text:style-name="P7"><draw:frame draw:style-name="fr1" draw:name="Image3" text:anchor-type="char" svg:width="5.0764in" svg:height="3.7465in" draw:z-index="2"><draw:image xlink:href="Pictures/100000010000031E0000024D523B2FDD.png" xlink:type="simple" xlink:show="embed" xlink:actuate="onLoad" draw:mime-type="image/png"/></draw:frame></text:p>
            <text:p text:style-name="P7"><text:soft-page-break/></text:p>
            <text:p text:style-name="P7"/>
            <text:p text:style-name="P7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B2" office:value-type="string">
            <text:p text:style-name="P7"/>
            <text:p text:style-name="P7"/>
            <text:p text:style-name="P7"/>
            <text:p text:style-name="P7"><draw:frame draw:style-name="fr1" draw:name="Image4" text:anchor-type="char" svg:width="5.0764in" svg:height="3.7465in" draw:z-index="3"><draw:image xlink:href="Pictures/100000010000031E0000024DAC2025CC.png" xlink:type="simple" xlink:show="embed" xlink:actuate="onLoad" draw:mime-type="image/png"/></draw:frame></text:p>
            <text:p text:style-name="P7"/>
            <text:p text:style-name="P7"/>
            <text:p text:style-name="P8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7"/>
            <text:p text:style-name="P7"/>
            <text:p text:style-name="P7"><draw:frame draw:style-name="fr2" draw:name="Image1" text:anchor-type="char" svg:width="5.0764in" svg:height="3.7465in" draw:z-index="0"><draw:image xlink:href="Pictures/100000010000031E0000024D5E00C4D0.png" xlink:type="simple" xlink:show="embed" xlink:actuate="onLoad" draw:mime-type="image/png"/></draw:frame><text:soft-page-break/></text:p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7"/>
            <text:p text:style-name="P7"/>
            <text:p text:style-name="P7"/>
            <text:p text:style-name="P7"><draw:frame draw:style-name="fr1" draw:name="Image5" text:anchor-type="char" svg:width="5.0764in" svg:height="3.7465in" draw:z-index="4"><draw:image xlink:href="Pictures/100000010000031E0000024D7CF71B80.png" xlink:type="simple" xlink:show="embed" xlink:actuate="onLoad" draw:mime-type="image/png"/></draw:frame></text:p>
            <text:p text:style-name="P7"/>
            <text:p text:style-name="P7"/>
            <text:p text:style-name="P7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965in" fo:margin-bottom="0.1965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21:05:10.672000000</meta:creation-date>
    <dc:date>2025-01-25T22:01:52.529671961</dc:date>
    <meta:editing-duration>PT1H25M50S</meta:editing-duration>
    <meta:editing-cycles>35</meta:editing-cycles>
    <meta:generator>LibreOffice/24.2.7.2$Linux_X86_64 LibreOffice_project/420$Build-2</meta:generator>
    <meta:document-statistic meta:table-count="1" meta:image-count="5" meta:object-count="0" meta:page-count="5" meta:paragraph-count="8" meta:word-count="9" meta:character-count="32" meta:non-whitespace-character-count="31"/>
  </office:meta>
</office:document-meta>
</file>